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Default">
      <style:paragraph-properties fo:margin-left="0cm" fo:text-align="start" style:justify-single-word="false" fo:text-indent="0cm" style:auto-text-indent="false"/>
    </style:style>
    <style:style style:name="P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Default">
      <style:paragraph-properties fo:text-align="start" style:justify-single-word="false"/>
      <style:text-properties fo:color="#202429" loext:opacity="100%" style:text-line-through-style="none" style:text-line-through-type="none" fo:font-size="11.5pt" fo:font-style="normal" style:text-underline-style="none" fo:font-weight="normal" style:font-size-asian="11.5pt" style:font-style-asian="normal" style:font-weight-asian="normal"/>
    </style:style>
    <style:style style:name="P5" style:family="paragraph" style:parent-style-name="Text_20_body" style:list-style-name="L1"/>
    <style:style style:name="P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 style:list-style-name="L1">
      <style:paragraph-properties style:writing-mode="lr-tb"/>
    </style:style>
    <style:style style:name="P8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1"/>
    <style:style style:name="P10" style:family="paragraph" style:parent-style-name="Text_20_body" style:list-style-name="L2"/>
    <style:style style:name="P11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2">
      <style:paragraph-properties style:writing-mode="lr-tb"/>
    </style:style>
    <style:style style:name="P13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14" style:family="paragraph" style:parent-style-name="Text_20_body" style:list-style-name="L3"/>
    <style:style style:name="P1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P35" style:family="paragraph" style:parent-style-name="Text_20_body" style:list-style-name="L21"/>
    <style:style style:name="P36" style:family="paragraph" style:parent-style-name="Text_20_body" style:list-style-name="L22"/>
    <style:style style:name="P37" style:family="paragraph" style:parent-style-name="Text_20_body" style:list-style-name="L23"/>
    <style:style style:name="P38" style:family="paragraph" style:parent-style-name="Text_20_body" style:list-style-name="L24"/>
    <style:style style:name="P39" style:family="paragraph" style:parent-style-name="Text_20_body" style:list-style-name="L25"/>
    <style:style style:name="P40" style:family="paragraph" style:parent-style-name="Text_20_body" style:list-style-name="L26"/>
    <style:style style:name="P41" style:family="paragraph" style:parent-style-name="Text_20_body" style:list-style-name="L27"/>
    <style:style style:name="P42" style:family="paragraph" style:parent-style-name="Text_20_body" style:list-style-name="L28"/>
    <style:style style:name="T1" style:family="text">
      <style:text-properties style:text-line-through-style="none" style:text-line-through-type="none" fo:font-size="16pt" style:text-underline-style="none" fo:font-weight="normal" style:font-size-asian="16pt" style:font-weight-asian="normal"/>
    </style:style>
    <style:style style:name="T2" style:family="text">
      <style:text-properties fo:color="#000000" loext:opacity="100%" fo:font-size="16pt" fo:font-weight="bold" style:font-size-asian="16pt" style:font-weight-asian="bold"/>
    </style:style>
    <style:style style:name="T3" style:family="text">
      <style:text-properties fo:color="#000000" loext:opacity="100%" fo:font-size="16pt" fo:font-weight="normal" style:font-size-asian="16pt" style:font-weight-asian="normal"/>
    </style:style>
    <style:style style:name="T4" style:family="text">
      <style:text-properties fo:color="#202429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5" style:family="text">
      <style:text-properties fo:color="#202429" loext:opacity="100%" style:text-line-through-style="none" style:text-line-through-type="none" fo:font-size="11.5pt" fo:font-style="normal" style:text-underline-style="none" fo:font-weight="normal" style:font-size-asian="11.5pt" style:font-style-asian="normal" style:font-weight-asian="normal"/>
    </style:style>
    <style:style style:name="T6" style:family="text">
      <style:text-properties fo:color="#202429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7" style:family="text">
      <style:text-properties fo:color="#202429" loext:opacity="100%" style:text-line-through-style="none" style:text-line-through-type="none" fo:font-size="11.5pt" fo:font-style="italic" style:text-underline-style="none" fo:font-weight="bold" style:font-size-asian="11.5pt" style:font-style-asian="italic" style:font-weight-asian="bold"/>
    </style:style>
    <style:style style:name="T8" style:family="text">
      <style:text-properties fo:color="#202429" loext:opacity="100%" style:text-line-through-style="none" style:text-line-through-type="none" fo:font-size="11.5pt" fo:font-style="normal" style:text-underline-style="none" fo:font-weight="bold" style:font-size-asian="11.5pt" style:font-style-asian="normal" style:font-weight-asian="bold"/>
    </style:style>
    <style:style style:name="T9" style:family="text">
      <style:text-properties fo:color="#202429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T10" style:family="text">
      <style:text-properties fo:color="#202429" loext:opacity="100%" style:text-line-through-style="none" style:text-line-through-type="none" fo:font-size="11.5pt" fo:font-style="italic" style:text-underline-style="none" fo:font-weight="normal" style:font-size-asian="11.5pt" style:font-style-asian="italic" style:font-weight-asian="normal"/>
    </style:style>
    <style:style style:name="T11" style:family="text">
      <style:text-properties officeooo:rsid="000d37b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0f2cd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3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3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4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4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4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4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4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4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4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4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4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5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1"><text:span text:style-name="T2">Section 2: </text:span><text:span text:style-name="T3">Control Flow – Conditional Blocks and Loops (29%) </text:span></text:p>
      <text:p text:style-name="P1" loext:marker-style-name="T4"><text:span text:style-name="T4">Objectives covered by the block (8 exam items) </text:span></text:p>
      <text:p text:style-name="P1" loext:marker-style-name="T4"><text:span text:style-name="T4"/></text:p>
      <text:p text:style-name="P1" loext:marker-style-name="T5"><text:span text:style-name="T6">PCEP-30-02 2.1 – Make decisions and branch the flow with the </text:span><text:span text:style-name="T7">if </text:span><text:span text:style-name="T8">instruction </text:span></text:p>
      <text:p text:style-name="P2" loext:marker-style-name="T5"><text:span text:style-name="T9">• </text:span><text:span text:style-name="T5">conditional statements: if, if-else, if-elif, if-elif-else </text:span></text:p>
      <text:p text:style-name="P2" loext:marker-style-name="T5"><text:span text:style-name="T9">• </text:span><text:span text:style-name="T5">multiple conditional statements </text:span></text:p>
      <text:p text:style-name="P3" loext:marker-style-name="T5"><text:span text:style-name="T9">• </text:span><text:span text:style-name="T5">nesting conditional statements </text:span></text:p>
      <text:p text:style-name="P4" loext:marker-style-name="T5"/>
      <text:p text:style-name="P1" loext:marker-style-name="T5"><text:span text:style-name="T8">PCEP-30-02 2.2 – Perform different types of iterations </text:span><text:span text:style-name="T5"/></text:p>
      <text:p text:style-name="P2" loext:marker-style-name="T5"><text:span text:style-name="T9">• </text:span><text:span text:style-name="T5">the </text:span><text:span text:style-name="T10">pass </text:span><text:span text:style-name="T5">instruction </text:span></text:p>
      <text:p text:style-name="P2" loext:marker-style-name="T5"><text:span text:style-name="T9">• </text:span><text:span text:style-name="T5">building loops with </text:span><text:span text:style-name="T10">while</text:span><text:span text:style-name="T5">, </text:span><text:span text:style-name="T10">for</text:span><text:span text:style-name="T5">, </text:span><text:span text:style-name="T10">range()</text:span><text:span text:style-name="T5">, and </text:span><text:span text:style-name="T10">in </text:span></text:p>
      <text:p text:style-name="P2" loext:marker-style-name="T5"><text:span text:style-name="T9">• </text:span><text:span text:style-name="T5">iterating through sequences </text:span></text:p>
      <text:p text:style-name="P2" loext:marker-style-name="T5"><text:span text:style-name="T9">• </text:span><text:span text:style-name="T5">expanding loops with </text:span><text:span text:style-name="T10">while-else </text:span><text:span text:style-name="T5">and </text:span><text:span text:style-name="T10">for-else </text:span></text:p>
      <text:p text:style-name="P3" loext:marker-style-name="T5"><text:span text:style-name="T9">• </text:span><text:span text:style-name="T5">nesting loops and conditional s </text:span></text:p>
      <text:p text:style-name="Standard"/>
      <text:p text:style-name="Standard"><text:span text:style-name="Strong_20_Emphasis"/></text:p>
      <text:list text:style-name="L1">
        <text:list-item>
          <text:p text:style-name="P5">What keyword is used to make decisions in Python? <text:span text:style-name="T11">V</text:span><text:line-break/>a) switch<text:line-break/><text:span text:style-name="T12">b) </text:span>if<text:line-break/>c) case<text:line-break/>d) loop</text:p>
        </text:list-item>
        <text:list-item>
          <text:p text:style-name="P5">What will this code output? <text:span text:style-name="T11">V</text:span></text:p>
          <text:p text:style-name="P6"><text:span text:style-name="Source_20_Text">x = 5</text:span></text:p>
          <text:p text:style-name="P7"><text:span text:style-name="Source_20_Text">if x &gt; 3:</text:span></text:p>
          <text:p text:style-name="P7"><text:span text:style-name="Source_20_Text"><text:s text:c="4"/>print("High")</text:span></text:p>
          <text:p text:style-name="P7"><text:span text:style-name="Source_20_Text">else:</text:span></text:p>
          <text:p text:style-name="P8"><text:span text:style-name="Source_20_Text"><text:s text:c="4"/>print("Low")</text:span></text:p>
          <text:p text:style-name="P5">a) 5<text:line-break/>b) Low<text:line-break/><text:span text:style-name="T12">c) </text:span>High<text:line-break/>d) Error</text:p>
        </text:list-item>
        <text:list-item>
          <text:p text:style-name="P5">Which is a correct if-elif-else structure in Python? <text:span text:style-name="T11">V</text:span><text:line-break/>a) <text:span text:style-name="Source_20_Text">if...then...elif...else</text:span><text:line-break/>b) <text:span text:style-name="Source_20_Text">if...elseif...else</text:span><text:line-break/><text:span text:style-name="T12">c)</text:span> <text:span text:style-name="Source_20_Text">if...elif...else</text:span><text:line-break/>d) <text:span text:style-name="Source_20_Text">if...else if...end</text:span></text:p>
        </text:list-item>
        <text:list-item>
          <text:p text:style-name="P5">What is the output of this code? <text:span text:style-name="T11">V</text:span></text:p>
          <text:p text:style-name="P9"/>
          <text:p text:style-name="P6"><text:span text:style-name="Source_20_Text">x = 8</text:span></text:p>
          <text:p text:style-name="P7"><text:span text:style-name="Source_20_Text">if x &lt; 5:</text:span></text:p>
          <text:p text:style-name="P7"><text:span text:style-name="Source_20_Text"><text:s text:c="4"/>print("Small")</text:span></text:p>
          <text:p text:style-name="P7"><text:span text:style-name="Source_20_Text">elif x == 8:</text:span></text:p>
          <text:p text:style-name="P7"><text:span text:style-name="Source_20_Text"><text:s text:c="4"/>print("Equal")</text:span></text:p>
          <text:p text:style-name="P7"><text:span text:style-name="Source_20_Text">else:</text:span></text:p>
          <text:p text:style-name="P8"><text:span text:style-name="Source_20_Text"><text:s text:c="4"/>print("Other")</text:span></text:p>
          <text:p text:style-name="P5"><text:soft-page-break/>a) Small<text:line-break/><text:span text:style-name="T12">b) </text:span>Equal<text:line-break/>c) Other<text:line-break/>d) Nothing</text:p>
        </text:list-item>
        <text:list-item>
          <text:p text:style-name="P5">Which of the following is a valid condition in Python? <text:span text:style-name="T11">V</text:span><text:line-break/>a) <text:span text:style-name="Source_20_Text">if x = 5:</text:span><text:line-break/><text:span text:style-name="T12">b) </text:span><text:span text:style-name="Source_20_Text">if x == 5:</text:span><text:line-break/>c) <text:span text:style-name="Source_20_Text">if x != 5 then:</text:span><text:line-break/>d) <text:span text:style-name="Source_20_Text">if (x equals 5):</text:span></text:p>
        </text:list-item>
      </text:list>
      <text:list text:style-name="L2">
        <text:list-item>
          <text:p text:style-name="P10">What will be printed? <text:span text:style-name="T11">V</text:span></text:p>
          <text:p text:style-name="P11"><text:span text:style-name="Source_20_Text">x = 4</text:span></text:p>
          <text:p text:style-name="P12"><text:span text:style-name="Source_20_Text">y = 10</text:span></text:p>
          <text:p text:style-name="P12"><text:span text:style-name="Source_20_Text">if x &lt; 5 and y &gt; 5:</text:span></text:p>
          <text:p text:style-name="P12"><text:span text:style-name="Source_20_Text"><text:s text:c="4"/>print("OK")</text:span></text:p>
          <text:p text:style-name="P12"><text:span text:style-name="Source_20_Text">else:</text:span></text:p>
          <text:p text:style-name="P13"><text:span text:style-name="Source_20_Text"><text:s text:c="4"/>print("Not OK")</text:span></text:p>
          <text:p text:style-name="P10"><text:span text:style-name="T12">a) </text:span>OK<text:line-break/>b) Not OK<text:line-break/>c) True<text:line-break/>d) Nothing</text:p>
        </text:list-item>
        <text:list-item>
          <text:p text:style-name="P10">Which operator represents logical OR in Python? <text:span text:style-name="T11">V</text:span><text:line-break/>a) &amp;&amp;<text:line-break/>b) ||<text:line-break/><text:span text:style-name="T12">c) </text:span>or<text:line-break/>d) else</text:p>
        </text:list-item>
        <text:list-item>
          <text:p text:style-name="P10">Which line shows a correct usage of if with multiple conditions? <text:span text:style-name="T11">V</text:span><text:line-break/><text:span text:style-name="T12">a) </text:span><text:span text:style-name="Source_20_Text">if (x &lt; 10 or x &gt; 20):</text:span><text:line-break/>b) <text:span text:style-name="Source_20_Text">if x &lt; 10 and &gt; 5:</text:span><text:line-break/>c) <text:span text:style-name="Source_20_Text">if x == 5 or 10:</text:span><text:line-break/>d) <text:span text:style-name="Source_20_Text">if x in 1 and 5:</text:span></text:p>
        </text:list-item>
        <text:list-item>
          <text:p text:style-name="P10">What will be printed? <text:span text:style-name="T11">V</text:span></text:p>
          <text:p text:style-name="P11"><text:span text:style-name="Source_20_Text">a = 7</text:span></text:p>
          <text:p text:style-name="P12"><text:span text:style-name="Source_20_Text">if a &gt; 0:</text:span></text:p>
          <text:p text:style-name="P12"><text:span text:style-name="Source_20_Text"><text:s text:c="4"/>if a &lt; 10:</text:span></text:p>
          <text:p text:style-name="P13"><text:span text:style-name="Source_20_Text"><text:s text:c="8"/>print("Single digit positive")</text:span></text:p>
          <text:p text:style-name="P10"><text:span text:style-name="T12">a) </text:span>Single digit positive<text:line-break/>b) Nothing<text:line-break/>c) Error<text:line-break/>d) 7</text:p>
        </text:list-item>
        <text:list-item>
          <text:p text:style-name="P10">Nested if statements are: <text:span text:style-name="T11">X</text:span><text:line-break/>a) Illegal in Python<text:line-break/>b) Used only in loops<text:line-break/><text:soft-page-break/>c) Not recommended<text:line-break/>d) Allowed and commonly used</text:p>
        </text:list-item>
      </text:list>
      <text:p text:style-name="Horizontal_20_Line"><text:span text:style-name="Strong_20_Emphasis"/></text:p>
      <text:list text:style-name="L3">
        <text:list-item>
          <text:p text:style-name="P14">Which keyword starts a while loop in Python? <text:span text:style-name="T11">X</text:span><text:line-break/>a) loop<text:line-break/>b) repeat<text:line-break/>c) while<text:line-break/>d) iterate</text:p>
        </text:list-item>
        <text:list-item>
          <text:p text:style-name="P14">What is the output? <text:span text:style-name="T11">V</text:span></text:p>
        </text:list-item>
      </text:list>
      <text:p text:style-name="P15"><text:span text:style-name="Source_20_Text">i = 0</text:span></text:p>
      <text:p text:style-name="P16"><text:span text:style-name="Source_20_Text">while i &lt; 3:</text:span></text:p>
      <text:p text:style-name="P16"><text:span text:style-name="Source_20_Text"><text:s text:c="4"/>print(i)</text:span></text:p>
      <text:p text:style-name="P17"><text:span text:style-name="Source_20_Text"><text:s text:c="4"/>i += 1</text:span></text:p>
      <text:p text:style-name="Text_20_body"><text:span text:style-name="T12">a) </text:span>0 1 2<text:line-break/>b) 1 2 3<text:line-break/>c) 0 1 2 3<text:line-break/>d) 1 2</text:p>
      <text:list text:style-name="L4">
        <text:list-item>
          <text:p text:style-name="P18">How many times will this print? <text:span text:style-name="T11">V</text:span></text:p>
        </text:list-item>
      </text:list>
      <text:p text:style-name="Preformatted_20_Text"/>
      <text:p text:style-name="P15"><text:span text:style-name="Source_20_Text">for i in range(3):</text:span></text:p>
      <text:p text:style-name="P17"><text:span text:style-name="Source_20_Text"><text:s text:c="4"/>print("Hi")</text:span></text:p>
      <text:p text:style-name="Text_20_body">a) 2<text:line-break/><text:span text:style-name="T12">b) </text:span>3<text:line-break/>c) 4<text:line-break/>d) 0</text:p>
      <text:list text:style-name="L5">
        <text:list-item>
          <text:p text:style-name="P19">Which function generates a sequence of numbers? <text:span text:style-name="T11">X</text:span><text:line-break/>a) sequence()<text:line-break/><text:span text:style-name="T12">b) </text:span>list()<text:line-break/>c) range()<text:line-break/>d) enum()</text:p>
        </text:list-item>
        <text:list-item>
          <text:p text:style-name="P19">What will be the last number printed? <text:span text:style-name="T11">X</text:span></text:p>
        </text:list-item>
      </text:list>
      <text:p text:style-name="Preformatted_20_Text"/>
      <text:p text:style-name="P15"><text:span text:style-name="Source_20_Text">for i in range(1, 5):</text:span></text:p>
      <text:p text:style-name="P17"><text:span text:style-name="Source_20_Text"><text:s text:c="4"/>print(i)</text:span></text:p>
      <text:p text:style-name="Text_20_body">a) 4<text:line-break/><text:span text:style-name="T12">b)</text:span> 5<text:line-break/>c) 1<text:line-break/>d) 6</text:p>
      <text:list text:style-name="L6">
        <text:list-item>
          <text:p text:style-name="P20">Which statement is true about <text:span text:style-name="Source_20_Text">in</text:span>? <text:span text:style-name="T11">V</text:span><text:line-break/>a) It checks if a variable is defined<text:line-break/>b) It imports modules<text:line-break/><text:soft-page-break/><text:span text:style-name="T12">c) </text:span>It is used in loops to iterate over items<text:line-break/>d) It creates new variables</text:p>
        </text:list-item>
        <text:list-item>
          <text:p text:style-name="P20">Which is a correct for loop? <text:span text:style-name="T11">V</text:span><text:line-break/>a) <text:span text:style-name="Source_20_Text">for i to 5:</text:span><text:line-break/>b) <text:span text:style-name="Source_20_Text">for i in 5:</text:span><text:line-break/><text:span text:style-name="T12">c)</text:span> <text:span text:style-name="Source_20_Text">for i in range(5):</text:span><text:line-break/>d) <text:span text:style-name="Source_20_Text">for (i = 0; i &lt; 5; i++)</text:span></text:p>
        </text:list-item>
        <text:list-item>
          <text:p text:style-name="P20">What is the output? <text:s/><text:span text:style-name="T11">V</text:span></text:p>
        </text:list-item>
      </text:list>
      <text:p text:style-name="Preformatted_20_Text"/>
      <text:p text:style-name="P15"><text:span text:style-name="Source_20_Text">for i in range(0, 10, 3):</text:span></text:p>
      <text:p text:style-name="P17"><text:span text:style-name="Source_20_Text"><text:s text:c="4"/>print(i)</text:span></text:p>
      <text:p text:style-name="Text_20_body">a) 0 1 2<text:line-break/><text:span text:style-name="T12">b)</text:span> 0 3 6 9<text:line-break/>c) 3 6 9<text:line-break/>d) 0 3 6 9 12</text:p>
      <text:list text:style-name="L7">
        <text:list-item>
          <text:p text:style-name="P21">What is the role of <text:span text:style-name="Source_20_Text">pass</text:span>? <text:span text:style-name="T11">X</text:span><text:line-break/>a) Exit a loop<text:line-break/>b) Skip an iteration<text:line-break/>c) Do nothing<text:line-break/>d) Restart the loop</text:p>
        </text:list-item>
        <text:list-item>
          <text:p text:style-name="P21">What does this loop do? <text:span text:style-name="T11">X</text:span></text:p>
        </text:list-item>
      </text:list>
      <text:p text:style-name="Preformatted_20_Text"/>
      <text:p text:style-name="P15"><text:span text:style-name="Source_20_Text">while True:</text:span></text:p>
      <text:p text:style-name="P17"><text:span text:style-name="Source_20_Text"><text:s text:c="4"/>pass</text:span></text:p>
      <text:p text:style-name="Text_20_body">a) Exits immediately<text:line-break/>b) Raises error<text:line-break/>c) Infinite loop<text:line-break/>d) Prints pass</text:p>
      <text:p text:style-name="Horizontal_20_Line"/>
      <text:list text:style-name="L8">
        <text:list-item>
          <text:p text:style-name="P22">What will this code print? <text:span text:style-name="T11">V</text:span></text:p>
        </text:list-item>
      </text:list>
      <text:p text:style-name="Preformatted_20_Text"/>
      <text:p text:style-name="P15"><text:span text:style-name="Source_20_Text">for i in range(3):</text:span></text:p>
      <text:p text:style-name="P16"><text:span text:style-name="Source_20_Text"><text:s text:c="4"/>print(i)</text:span></text:p>
      <text:p text:style-name="P16"><text:span text:style-name="Source_20_Text">else:</text:span></text:p>
      <text:p text:style-name="P17"><text:span text:style-name="Source_20_Text"><text:s text:c="4"/>print("Done")</text:span></text:p>
      <text:p text:style-name="Text_20_body">a) 0 1 2<text:line-break/><text:span text:style-name="T12">b)</text:span> 0 1 2 Done<text:line-break/>c) Done<text:line-break/>d) 1 2 3 Done</text:p>
      <text:list text:style-name="L9">
        <text:list-item>
          <text:p text:style-name="P23">When does the <text:span text:style-name="Source_20_Text">else</text:span> part of a for-loop execute? <text:span text:style-name="T11">V</text:span><text:line-break/>a) Always<text:line-break/><text:soft-page-break/>b) Only when break is used<text:line-break/><text:span text:style-name="T12">c) </text:span>Only when the loop completes normally<text:line-break/>d) Never</text:p>
        </text:list-item>
        <text:list-item>
          <text:p text:style-name="P23">What is the output? <text:span text:style-name="T11">X</text:span></text:p>
        </text:list-item>
      </text:list>
      <text:p text:style-name="Preformatted_20_Text"/>
      <text:p text:style-name="P15"><text:span text:style-name="Source_20_Text">x = 0</text:span></text:p>
      <text:p text:style-name="P16"><text:span text:style-name="Source_20_Text">while x &lt; 2:</text:span></text:p>
      <text:p text:style-name="P16"><text:span text:style-name="Source_20_Text"><text:s text:c="4"/>print(x)</text:span></text:p>
      <text:p text:style-name="P16"><text:span text:style-name="Source_20_Text"><text:s text:c="4"/>x += 1</text:span></text:p>
      <text:p text:style-name="P16"><text:span text:style-name="Source_20_Text">else:</text:span></text:p>
      <text:p text:style-name="P17"><text:span text:style-name="Source_20_Text"><text:s text:c="4"/>print("End")</text:span></text:p>
      <text:p text:style-name="Text_20_body">a) 0 1<text:line-break/>b) 0 1 End<text:line-break/>c) End<text:line-break/><text:span text:style-name="T12">d) </text:span>1 2 End</text:p>
      <text:list text:style-name="L10">
        <text:list-item>
          <text:p text:style-name="P24">What will be printed? <text:span text:style-name="T11">X</text:span></text:p>
        </text:list-item>
      </text:list>
      <text:p text:style-name="Preformatted_20_Text"/>
      <text:p text:style-name="P15"><text:span text:style-name="Source_20_Text">for i in range(5):</text:span></text:p>
      <text:p text:style-name="P16"><text:span text:style-name="Source_20_Text"><text:s text:c="4"/>if i == 3:</text:span></text:p>
      <text:p text:style-name="P16"><text:span text:style-name="Source_20_Text"><text:s text:c="8"/>break</text:span></text:p>
      <text:p text:style-name="P16"><text:span text:style-name="Source_20_Text"><text:s text:c="4"/>print(i)</text:span></text:p>
      <text:p text:style-name="P16"><text:span text:style-name="Source_20_Text">else:</text:span></text:p>
      <text:p text:style-name="P17"><text:span text:style-name="Source_20_Text"><text:s text:c="4"/>print("Loop finished")</text:span></text:p>
      <text:p text:style-name="Text_20_body">a) 0 1 2 3 Loop finished<text:line-break/><text:span text:style-name="T12">b) </text:span>0 1 2 Loop finished<text:line-break/>c) 0 1 2<text:line-break/>d) Loop finished</text:p>
      <text:list text:style-name="L11">
        <text:list-item>
          <text:p text:style-name="P25">Nested loops mean: <text:span text:style-name="T11">X</text:span><text:line-break/>a) A loop inside a string<text:line-break/>b) A loop inside a function<text:line-break/>c) A loop inside another loop<text:line-break/>d) A conditional inside a loop</text:p>
        </text:list-item>
      </text:list>
      <text:p text:style-name="Horizontal_20_Line"/>
      <text:list text:style-name="L12">
        <text:list-item>
          <text:p text:style-name="P26">How many times does this loop run? </text:p>
        </text:list-item>
      </text:list>
      <text:p text:style-name="Preformatted_20_Text"/>
      <text:p text:style-name="P15"><text:span text:style-name="Source_20_Text">for i in range(2, 10, 2):</text:span></text:p>
      <text:p text:style-name="P17"><text:span text:style-name="Source_20_Text"><text:s text:c="4"/>print(i)</text:span></text:p>
      <text:p text:style-name="Text_20_body">a) 5<text:line-break/>b) 4<text:line-break/><text:span text:style-name="T12">c) </text:span>6<text:line-break/>d) 8</text:p>
      <text:list text:style-name="L13">
        <text:list-item>
          <text:p text:style-name="P27">Identify the loop that prints even numbers from 2 to 10: <text:span text:style-name="T11">X</text:span><text:line-break/>a) <text:span text:style-name="Source_20_Text">for i in range(2, 11): if i % 2 == 0: print(i)</text:span><text:line-break/><text:span text:style-name="T12">b)</text:span> <text:span text:style-name="Source_20_Text">for i in range(2, 10): print(i)</text:span><text:line-break/><text:soft-page-break/>c) <text:span text:style-name="Source_20_Text">while i &lt; 10: print(i)</text:span><text:line-break/>d) <text:span text:style-name="Source_20_Text">for i in range(2, 11, 3): print(i)</text:span></text:p>
        </text:list-item>
        <text:list-item>
          <text:p text:style-name="P27">Which loop is infinite? <text:span text:style-name="T11">V</text:span><text:line-break/>a) <text:span text:style-name="Source_20_Text">for i in range(10): print(i)</text:span><text:line-break/>b) <text:span text:style-name="Source_20_Text">while x &lt; 5: print(x); x += 1</text:span><text:line-break/><text:span text:style-name="T12">c)</text:span> <text:span text:style-name="Source_20_Text">while True: print("Forever")</text:span><text:line-break/>d) <text:span text:style-name="Source_20_Text">for i in [1, 2, 3]: print(i)</text:span></text:p>
        </text:list-item>
        <text:list-item>
          <text:p text:style-name="P27">Which keyword skips the current loop iteration? <text:span text:style-name="T11">X</text:span><text:line-break/><text:span text:style-name="T12">a)</text:span> break<text:line-break/>b) skip<text:line-break/>c) continue<text:line-break/>d) exit</text:p>
        </text:list-item>
        <text:list-item>
          <text:p text:style-name="P27">What happens if the condition of a while loop is initially False? <text:span text:style-name="T11">V</text:span><text:line-break/>a) Runs once<text:line-break/>b) Error<text:line-break/><text:span text:style-name="T12">c)</text:span> Skips the loop<text:line-break/>d) Infinite loop</text:p>
        </text:list-item>
      </text:list>
      <text:p text:style-name="Horizontal_20_Line"/>
      <text:p text:style-name="Text_20_body"/>
      <text:list text:style-name="L14">
        <text:list-item>
          <text:p text:style-name="P28">What is the output of the following code? <text:span text:style-name="T11">V</text:span></text:p>
        </text:list-item>
      </text:list>
      <text:p text:style-name="Preformatted_20_Text"/>
      <text:p text:style-name="P15"><text:span text:style-name="Source_20_Text">x = 5</text:span></text:p>
      <text:p text:style-name="P16"><text:span text:style-name="Source_20_Text">y = 10</text:span></text:p>
      <text:p text:style-name="P16"><text:span text:style-name="Source_20_Text">if x &gt; 3:</text:span></text:p>
      <text:p text:style-name="P16"><text:span text:style-name="Source_20_Text"><text:s text:c="4"/>if y &lt; 15:</text:span></text:p>
      <text:p text:style-name="P17"><text:span text:style-name="Source_20_Text"><text:s text:c="8"/>print("Nested OK")</text:span></text:p>
      <text:p text:style-name="Text_20_body">a) Error<text:line-break/>b) Nothing<text:line-break/><text:span text:style-name="T12">c)</text:span> Nested OK<text:line-break/>d) 15</text:p>
      <text:list text:style-name="L15">
        <text:list-item>
          <text:p text:style-name="P29">Which condition checks if a variable <text:span text:style-name="Source_20_Text">a</text:span> is between 1 and 10 (inclusive)? <text:span text:style-name="T11">X</text:span><text:line-break/>a) <text:span text:style-name="Source_20_Text">if a &gt; 1 and a &lt; 10:</text:span><text:line-break/>b) <text:span text:style-name="Source_20_Text">if 1 &lt; a &lt; 10:</text:span><text:line-break/><text:span text:style-name="T12">c) </text:span><text:span text:style-name="Source_20_Text">if a &gt;= 1 and a &lt;= 10:</text:span><text:line-break/>d) All of the above</text:p>
        </text:list-item>
        <text:list-item>
          <text:p text:style-name="P29">What is the result of this code? <text:span text:style-name="T11">X</text:span></text:p>
        </text:list-item>
      </text:list>
      <text:p text:style-name="Preformatted_20_Text"/>
      <text:p text:style-name="P15"><text:span text:style-name="Source_20_Text">x = 0</text:span></text:p>
      <text:p text:style-name="P16"><text:span text:style-name="Source_20_Text">if x:</text:span></text:p>
      <text:p text:style-name="P16"><text:span text:style-name="Source_20_Text"><text:s text:c="4"/>print("True")</text:span></text:p>
      <text:p text:style-name="P16"><text:span text:style-name="Source_20_Text">else:</text:span></text:p>
      <text:p text:style-name="P17"><text:span text:style-name="Source_20_Text"><text:s text:c="4"/>print("False")</text:span></text:p>
      <text:p text:style-name="Text_20_body"><text:soft-page-break/>a) True<text:line-break/>b) False<text:line-break/>c) x<text:line-break/>d) Error</text:p>
      <text:list text:style-name="L16">
        <text:list-item>
          <text:p text:style-name="P30">Which of the following expressions will evaluate to <text:span text:style-name="Source_20_Text">True</text:span>? <text:span text:style-name="T11">X</text:span><text:line-break/>a) <text:span text:style-name="Source_20_Text">5 == 6</text:span><text:line-break/>b) <text:span text:style-name="Source_20_Text">not False</text:span><text:line-break/>c) <text:span text:style-name="Source_20_Text">3 &gt; 5</text:span><text:line-break/>d) <text:span text:style-name="Source_20_Text">0 and 1</text:span></text:p>
        </text:list-item>
        <text:list-item>
          <text:p text:style-name="P30">Which operator is used to invert a Boolean expression? <text:span text:style-name="T11">X</text:span><text:line-break/>a) ~<text:line-break/><text:span text:style-name="T12">b)</text:span> !<text:line-break/>c) not<text:line-break/>d) None</text:p>
        </text:list-item>
      </text:list>
      <text:p text:style-name="Horizontal_20_Line"/>
      <text:list text:style-name="L17">
        <text:list-item>
          <text:p text:style-name="P31">Which of the following keywords is used to terminate a loop early? <text:span text:style-name="T11">V</text:span><text:line-break/>a) end<text:line-break/>b) quit<text:line-break/><text:span text:style-name="T12">c) </text:span>break<text:line-break/>d) exit</text:p>
        </text:list-item>
        <text:list-item>
          <text:p text:style-name="P31">Which loop construct is best suited for counting a specific number of iterations? <text:span text:style-name="T13">V</text:span><text:line-break/>a) while<text:line-break/>b) if<text:line-break/><text:span text:style-name="T12">c) </text:span>for<text:line-break/>d) repeat</text:p>
        </text:list-item>
        <text:list-item>
          <text:p text:style-name="P31">What will be the value of <text:span text:style-name="Source_20_Text">i</text:span> after this loop finishes? <text:span text:style-name="T13">V</text:span></text:p>
        </text:list-item>
      </text:list>
      <text:p text:style-name="Preformatted_20_Text"/>
      <text:p text:style-name="P15"><text:span text:style-name="Source_20_Text">i = 0</text:span></text:p>
      <text:p text:style-name="P16"><text:span text:style-name="Source_20_Text">while i &lt; 3:</text:span></text:p>
      <text:p text:style-name="P17"><text:span text:style-name="Source_20_Text"><text:s text:c="4"/>i += 1</text:span></text:p>
      <text:p text:style-name="Text_20_body">a) 2<text:line-break/><text:span text:style-name="T12">b) </text:span>3<text:line-break/>c) 4<text:line-break/>d) 0</text:p>
      <text:list text:style-name="L18">
        <text:list-item>
          <text:p text:style-name="P32">What is the output? <text:span text:style-name="T13">X</text:span></text:p>
        </text:list-item>
      </text:list>
      <text:p text:style-name="Preformatted_20_Text"/>
      <text:p text:style-name="P15"><text:span text:style-name="Source_20_Text">for letter in "hi":</text:span></text:p>
      <text:p text:style-name="P17"><text:span text:style-name="Source_20_Text"><text:s text:c="4"/>print(letter)</text:span></text:p>
      <text:p text:style-name="Text_20_body">a) h<text:line-break/>b) h i<text:line-break/>c) hi<text:line-break/>d) Error</text:p>
      <text:list text:style-name="L19">
        <text:list-item>
          <text:p text:style-name="P33"><text:soft-page-break/>What does the <text:span text:style-name="Source_20_Text">range(2, 10, 3)</text:span> expression return? <text:span text:style-name="T13">V</text:span><text:line-break/>a) [2, 3, 4, 5, 6, 7, 8, 9]<text:line-break/><text:span text:style-name="T12">b)</text:span> [2, 5, 8]<text:line-break/>c) [2, 6, 9]<text:line-break/>d) [3, 6, 9]</text:p>
        </text:list-item>
      </text:list>
      <text:p text:style-name="Horizontal_20_Line"/>
      <text:list text:style-name="L20">
        <text:list-item>
          <text:p text:style-name="P34">What will be printed? <text:span text:style-name="T13">V</text:span></text:p>
        </text:list-item>
      </text:list>
      <text:p text:style-name="Preformatted_20_Text"/>
      <text:p text:style-name="P15"><text:span text:style-name="Source_20_Text">for i in range(3):</text:span></text:p>
      <text:p text:style-name="P16"><text:span text:style-name="Source_20_Text"><text:s text:c="4"/>for j in range(2):</text:span></text:p>
      <text:p text:style-name="P17"><text:span text:style-name="Source_20_Text"><text:s text:c="8"/>print(i, j)</text:span></text:p>
      <text:p text:style-name="Text_20_body">a) 0 0 1 1 2 2<text:line-break/>b) 0 1 2<text:line-break/><text:span text:style-name="T12">c) </text:span>All combinations of i and j<text:line-break/>d) Error</text:p>
      <text:list text:style-name="L21">
        <text:list-item>
          <text:p text:style-name="P35">How many times will the inner loop execute? <text:span text:style-name="T13">X</text:span></text:p>
        </text:list-item>
      </text:list>
      <text:p text:style-name="Preformatted_20_Text"/>
      <text:p text:style-name="P15"><text:span text:style-name="Source_20_Text">for i in range(3):</text:span></text:p>
      <text:p text:style-name="P16"><text:span text:style-name="Source_20_Text"><text:s text:c="4"/>for j in range(4):</text:span></text:p>
      <text:p text:style-name="P17"><text:span text:style-name="Source_20_Text"><text:s text:c="8"/>print(i, j)</text:span></text:p>
      <text:p text:style-name="Text_20_body"><text:span text:style-name="T12">a) </text:span>3<text:line-break/>b) 4<text:line-break/>c) 7<text:line-break/>d) 12</text:p>
      <text:list text:style-name="L22">
        <text:list-item>
          <text:p text:style-name="P36">What will happen here? <text:span text:style-name="T13">V</text:span></text:p>
        </text:list-item>
      </text:list>
      <text:p text:style-name="Preformatted_20_Text"/>
      <text:p text:style-name="P15"><text:span text:style-name="Source_20_Text">x = 5</text:span></text:p>
      <text:p text:style-name="P16"><text:span text:style-name="Source_20_Text">while x &gt; 0:</text:span></text:p>
      <text:p text:style-name="P16"><text:span text:style-name="Source_20_Text"><text:s text:c="4"/>print(x)</text:span></text:p>
      <text:p text:style-name="P16"><text:span text:style-name="Source_20_Text"><text:s text:c="4"/>if x == 3:</text:span></text:p>
      <text:p text:style-name="P16"><text:span text:style-name="Source_20_Text"><text:s text:c="8"/>break</text:span></text:p>
      <text:p text:style-name="P17"><text:span text:style-name="Source_20_Text"><text:s text:c="4"/>x -= 1</text:span></text:p>
      <text:p text:style-name="Text_20_body">a) 5 4 3 2 1<text:line-break/><text:span text:style-name="T12">b) </text:span>5 4 3<text:line-break/>c) 3<text:line-break/>d) Infinite loop</text:p>
      <text:list text:style-name="L23">
        <text:list-item>
          <text:p text:style-name="P37">What is the output? <text:span text:style-name="T13">V</text:span></text:p>
        </text:list-item>
      </text:list>
      <text:p text:style-name="Preformatted_20_Text"/>
      <text:p text:style-name="P15"><text:span text:style-name="Source_20_Text">for i in range(5):</text:span></text:p>
      <text:p text:style-name="P16"><text:span text:style-name="Source_20_Text"><text:s text:c="4"/>if i % 2 == 0:</text:span></text:p>
      <text:p text:style-name="P16"><text:span text:style-name="Source_20_Text"><text:s text:c="8"/>continue</text:span></text:p>
      <text:p text:style-name="P17"><text:span text:style-name="Source_20_Text"><text:s text:c="4"/>print(i)</text:span></text:p>
      <text:p text:style-name="Text_20_body">a) 0 2 4<text:line-break/><text:span text:style-name="T12">b)</text:span> 1 3<text:line-break/><text:soft-page-break/>c) 1 2 3 4<text:line-break/>d) Nothing</text:p>
      <text:list text:style-name="L24">
        <text:list-item>
          <text:p text:style-name="P38">Which block runs only if the loop was <text:span text:style-name="Strong_20_Emphasis">not</text:span> interrupted by <text:span text:style-name="Source_20_Text">break</text:span>? <text:span text:style-name="T13">X</text:span><text:line-break/>a) finally<text:line-break/>b) else<text:line-break/><text:span text:style-name="T12">c) </text:span>continue<text:line-break/>d) try</text:p>
        </text:list-item>
      </text:list>
      <text:p text:style-name="Horizontal_20_Line"/>
      <text:list text:style-name="L25">
        <text:list-item>
          <text:p text:style-name="P39">What is the use of <text:span text:style-name="Source_20_Text">pass</text:span> in loops or conditionals? <text:span text:style-name="T13">X</text:span><text:line-break/>a) It stops the loop<text:line-break/>b) It skips the condition<text:line-break/>c) It does nothing; a placeholder<text:line-break/>d) It causes an error</text:p>
        </text:list-item>
        <text:list-item>
          <text:p text:style-name="P39">Identify the loop that uses <text:span text:style-name="Source_20_Text">continue</text:span> correctly:</text:p>
        </text:list-item>
      </text:list>
      <text:p text:style-name="Preformatted_20_Text"/>
      <text:p text:style-name="P15"><text:span text:style-name="Source_20_Text">for i in range(5):</text:span></text:p>
      <text:p text:style-name="P16"><text:span text:style-name="Source_20_Text"><text:s text:c="4"/>if i == 2:</text:span></text:p>
      <text:p text:style-name="P16"><text:span text:style-name="Source_20_Text"><text:s text:c="8"/>continue</text:span></text:p>
      <text:p text:style-name="P17"><text:span text:style-name="Source_20_Text"><text:s text:c="4"/>print(i)</text:span></text:p>
      <text:p text:style-name="Text_20_body">What is the output?<text:line-break/>a) 0 1 2 3 4<text:line-break/><text:span text:style-name="T12">b)</text:span> 0 1 3 4<text:line-break/>c) 2 3 4<text:line-break/>d) 0 2 3 4</text:p>
      <text:list text:style-name="L26">
        <text:list-item>
          <text:p text:style-name="P40">Which output is correct? <text:span text:style-name="T13">X</text:span></text:p>
        </text:list-item>
      </text:list>
      <text:p text:style-name="Preformatted_20_Text"/>
      <text:p text:style-name="P15"><text:span text:style-name="Source_20_Text">for i in range(3):</text:span></text:p>
      <text:p text:style-name="P16"><text:span text:style-name="Source_20_Text"><text:s text:c="4"/>pass</text:span></text:p>
      <text:p text:style-name="P17"><text:span text:style-name="Source_20_Text">print("Finished")</text:span></text:p>
      <text:p text:style-name="Text_20_body">a) 0 1 2 Finished<text:line-break/>b) Finished<text:line-break/>c) Error<text:line-break/>d) Nothing</text:p>
      <text:list text:style-name="L27">
        <text:list-item>
          <text:p text:style-name="P41">What will happen? <text:span text:style-name="T13">V</text:span></text:p>
        </text:list-item>
      </text:list>
      <text:p text:style-name="Preformatted_20_Text"/>
      <text:p text:style-name="P15"><text:span text:style-name="Source_20_Text">x = 0</text:span></text:p>
      <text:p text:style-name="P16"><text:span text:style-name="Source_20_Text">while x &lt; 3:</text:span></text:p>
      <text:p text:style-name="P16"><text:span text:style-name="Source_20_Text"><text:s text:c="4"/>x += 1</text:span></text:p>
      <text:p text:style-name="P16"><text:span text:style-name="Source_20_Text"><text:s text:c="4"/>if x == 2:</text:span></text:p>
      <text:p text:style-name="P16"><text:span text:style-name="Source_20_Text"><text:s text:c="8"/>continue</text:span></text:p>
      <text:p text:style-name="P17"><text:span text:style-name="Source_20_Text"><text:s text:c="4"/>print(x)</text:span></text:p>
      <text:p text:style-name="Text_20_body">a) 1 2 3<text:line-break/><text:span text:style-name="T12">b) </text:span>1 3<text:line-break/><text:soft-page-break/>c) 2 3<text:line-break/>d) 1 2</text:p>
      <text:list text:style-name="L28">
        <text:list-item>
          <text:p text:style-name="P42">What is the purpose of the <text:span text:style-name="Source_20_Text">else</text:span> clause in a loop? <text:span text:style-name="T13">X</text:span><text:line-break/><text:span text:style-name="T12">a) </text:span>Runs if the loop was interrupted<text:line-break/>b) Runs only if loop has at least one iteration<text:line-break/>c) Runs only if loop finishes without break<text:line-break/>d) It's deprecate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Montserrat" fo:font-family="Montserrat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3T16:00:00</meta:creation-date>
    <dc:title>PCEP-30-02</dc:title>
    <meta:initial-creator>Python Institute</meta:initial-creator>
    <dc:date>2025-06-23T10:26:40.294000000</dc:date>
    <meta:editing-duration>PT25M27S</meta:editing-duration>
    <meta:editing-cycles>7</meta:editing-cycles>
    <meta:generator>LibreOffice/24.8.7.2$Windows_X86_64 LibreOffice_project/e07d0a63a46349d29051da79b1fde8160bab2a89</meta:generator>
    <meta:document-statistic meta:table-count="0" meta:image-count="0" meta:object-count="0" meta:page-count="10" meta:paragraph-count="182" meta:word-count="1521" meta:character-count="6809" meta:non-whitespace-character-count="5267"/>
  </office:meta>
</office:document-meta>
</file>